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375in"/>
    </style:style>
    <style:style style:name="Table1.B" style:family="table-column">
      <style:table-column-properties style:column-width="0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375in"/>
    </style:style>
    <style:style style:name="Table2.B" style:family="table-column">
      <style:table-column-properties style:column-width="0.3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6.375in"/>
    </style:style>
    <style:style style:name="Table3.B" style:family="table-column">
      <style:table-column-properties style:column-width="0.3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375in"/>
    </style:style>
    <style:style style:name="Table4.B" style:family="table-column">
      <style:table-column-properties style:column-width="0.32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6.375in"/>
    </style:style>
    <style:style style:name="Table5.B" style:family="table-column">
      <style:table-column-properties style:column-width="0.3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6.375in"/>
    </style:style>
    <style:style style:name="Table6.B" style:family="table-column">
      <style:table-column-properties style:column-width="0.32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6.375in"/>
    </style:style>
    <style:style style:name="Table8.B" style:family="table-column">
      <style:table-column-properties style:column-width="0.32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6.375in"/>
    </style:style>
    <style:style style:name="Table7.B" style:family="table-column">
      <style:table-column-properties style:column-width="0.322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0.05pt solid #000000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6.375in"/>
    </style:style>
    <style:style style:name="Table9.B" style:family="table-column">
      <style:table-column-properties style:column-width="0.32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6.375in"/>
    </style:style>
    <style:style style:name="Table10.B" style:family="table-column">
      <style:table-column-properties style:column-width="0.322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6.375in"/>
    </style:style>
    <style:style style:name="Table11.B" style:family="table-column">
      <style:table-column-properties style:column-width="0.32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6.375in"/>
    </style:style>
    <style:style style:name="Table12.B" style:family="table-column">
      <style:table-column-properties style:column-width="0.322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6.375in"/>
    </style:style>
    <style:style style:name="Table13.B" style:family="table-column">
      <style:table-column-properties style:column-width="0.32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6.375in"/>
    </style:style>
    <style:style style:name="Table14.B" style:family="table-column">
      <style:table-column-properties style:column-width="0.32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6.375in"/>
    </style:style>
    <style:style style:name="Table15.B" style:family="table-column">
      <style:table-column-properties style:column-width="0.322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6.375in"/>
    </style:style>
    <style:style style:name="Table16.B" style:family="table-column">
      <style:table-column-properties style:column-width="0.322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Heading">
      <style:text-properties officeooo:rsid="000854fb" officeooo:paragraph-rsid="000854fb"/>
    </style:style>
    <style:style style:name="P3" style:family="paragraph" style:parent-style-name="Heading">
      <style:text-properties officeooo:rsid="00092a76" officeooo:paragraph-rsid="00092a76"/>
    </style:style>
    <style:style style:name="P4" style:family="paragraph" style:parent-style-name="Heading">
      <style:text-properties officeooo:rsid="000e36b6" officeooo:paragraph-rsid="000e36b6"/>
    </style:style>
    <style:style style:name="P5" style:family="paragraph" style:parent-style-name="Heading">
      <style:text-properties officeooo:rsid="00111477" officeooo:paragraph-rsid="00111477"/>
    </style:style>
    <style:style style:name="P6" style:family="paragraph" style:parent-style-name="Heading">
      <style:text-properties officeooo:rsid="00132905" officeooo:paragraph-rsid="00132905"/>
    </style:style>
    <style:style style:name="P7" style:family="paragraph" style:parent-style-name="Heading">
      <style:text-properties officeooo:rsid="00141d2a" officeooo:paragraph-rsid="00141d2a"/>
    </style:style>
    <style:style style:name="P8" style:family="paragraph" style:parent-style-name="Heading">
      <style:text-properties officeooo:rsid="00145e74" officeooo:paragraph-rsid="00145e74"/>
    </style:style>
    <style:style style:name="P9" style:family="paragraph" style:parent-style-name="Heading">
      <style:text-properties officeooo:rsid="001f6edf" officeooo:paragraph-rsid="001f6edf"/>
    </style:style>
    <style:style style:name="P10" style:family="paragraph" style:parent-style-name="Heading">
      <style:text-properties officeooo:rsid="002e776b" officeooo:paragraph-rsid="002e776b"/>
    </style:style>
    <style:style style:name="P11" style:family="paragraph" style:parent-style-name="Heading">
      <style:text-properties officeooo:rsid="00457cea" officeooo:paragraph-rsid="00457cea"/>
    </style:style>
    <style:style style:name="P12" style:family="paragraph" style:parent-style-name="Heading">
      <style:text-properties officeooo:rsid="004c7fc6" officeooo:paragraph-rsid="004c7fc6"/>
    </style:style>
    <style:style style:name="P13" style:family="paragraph" style:parent-style-name="Heading">
      <style:text-properties officeooo:rsid="00555f98" officeooo:paragraph-rsid="00555f98"/>
    </style:style>
    <style:style style:name="P14" style:family="paragraph" style:parent-style-name="Heading">
      <style:text-properties officeooo:rsid="005f9849" officeooo:paragraph-rsid="005f9849"/>
    </style:style>
    <style:style style:name="P15" style:family="paragraph" style:parent-style-name="Heading">
      <style:text-properties officeooo:rsid="0063a5ef" officeooo:paragraph-rsid="0063a5ef"/>
    </style:style>
    <style:style style:name="P16" style:family="paragraph" style:parent-style-name="Text_20_body">
      <style:text-properties officeooo:rsid="00145e74" officeooo:paragraph-rsid="00145e74"/>
    </style:style>
    <style:style style:name="P17" style:family="paragraph" style:parent-style-name="Text_20_body">
      <style:text-properties officeooo:rsid="005f9849" officeooo:paragraph-rsid="005f9849"/>
    </style:style>
    <style:style style:name="P18" style:family="paragraph" style:parent-style-name="Text_20_body">
      <style:text-properties officeooo:rsid="0063a5ef" officeooo:paragraph-rsid="0063a5ef"/>
    </style:style>
    <style:style style:name="P19" style:family="paragraph" style:parent-style-name="Table_20_Contents">
      <style:text-properties officeooo:rsid="000854fb" officeooo:paragraph-rsid="000854fb"/>
    </style:style>
    <style:style style:name="P20" style:family="paragraph" style:parent-style-name="Table_20_Contents">
      <style:text-properties officeooo:rsid="000854fb" officeooo:paragraph-rsid="00092a76"/>
    </style:style>
    <style:style style:name="P21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22" style:family="paragraph" style:parent-style-name="Table_20_Contents">
      <style:text-properties officeooo:rsid="00092a76" officeooo:paragraph-rsid="00092a76"/>
    </style:style>
    <style:style style:name="P23" style:family="paragraph" style:parent-style-name="Table_20_Contents">
      <style:text-properties officeooo:paragraph-rsid="00092a76"/>
    </style:style>
    <style:style style:name="P24" style:family="paragraph" style:parent-style-name="Table_20_Contents">
      <style:text-properties officeooo:rsid="000a9a7c" officeooo:paragraph-rsid="000a9a7c"/>
    </style:style>
    <style:style style:name="P25" style:family="paragraph" style:parent-style-name="Table_20_Contents">
      <style:text-properties officeooo:rsid="000e36b6" officeooo:paragraph-rsid="000e36b6"/>
    </style:style>
    <style:style style:name="P26" style:family="paragraph" style:parent-style-name="Table_20_Contents">
      <style:text-properties officeooo:rsid="000edb40" officeooo:paragraph-rsid="000edb40"/>
    </style:style>
    <style:style style:name="P27" style:family="paragraph" style:parent-style-name="Table_20_Contents">
      <style:text-properties officeooo:rsid="000eed78" officeooo:paragraph-rsid="000eed78"/>
    </style:style>
    <style:style style:name="P28" style:family="paragraph" style:parent-style-name="Table_20_Contents">
      <style:text-properties officeooo:rsid="00111477" officeooo:paragraph-rsid="00111477"/>
    </style:style>
    <style:style style:name="P29" style:family="paragraph" style:parent-style-name="Table_20_Contents">
      <style:text-properties officeooo:rsid="00111477" officeooo:paragraph-rsid="0012fba1"/>
    </style:style>
    <style:style style:name="P30" style:family="paragraph" style:parent-style-name="Table_20_Contents">
      <style:text-properties officeooo:rsid="0012fba1" officeooo:paragraph-rsid="0012fba1"/>
    </style:style>
    <style:style style:name="P31" style:family="paragraph" style:parent-style-name="Table_20_Contents">
      <style:text-properties officeooo:rsid="00132905" officeooo:paragraph-rsid="00132905"/>
    </style:style>
    <style:style style:name="P32" style:family="paragraph" style:parent-style-name="Table_20_Contents">
      <style:text-properties officeooo:rsid="00141d2a" officeooo:paragraph-rsid="00141d2a"/>
    </style:style>
    <style:style style:name="P33" style:family="paragraph" style:parent-style-name="Table_20_Contents">
      <style:text-properties officeooo:rsid="00156102" officeooo:paragraph-rsid="00156102"/>
    </style:style>
    <style:style style:name="P34" style:family="paragraph" style:parent-style-name="Table_20_Contents">
      <style:text-properties officeooo:rsid="001681ad" officeooo:paragraph-rsid="001681ad"/>
    </style:style>
    <style:style style:name="P35" style:family="paragraph" style:parent-style-name="Table_20_Contents">
      <style:text-properties officeooo:rsid="00180ffd" officeooo:paragraph-rsid="00180ffd"/>
    </style:style>
    <style:style style:name="P36" style:family="paragraph" style:parent-style-name="Table_20_Contents">
      <style:text-properties officeooo:rsid="0019e2ff" officeooo:paragraph-rsid="0019e2ff"/>
    </style:style>
    <style:style style:name="P37" style:family="paragraph" style:parent-style-name="Table_20_Contents">
      <style:text-properties officeooo:rsid="001a8d84" officeooo:paragraph-rsid="001a8d84"/>
    </style:style>
    <style:style style:name="P38" style:family="paragraph" style:parent-style-name="Table_20_Contents">
      <style:text-properties officeooo:rsid="001f8bbf" officeooo:paragraph-rsid="001f8bbf"/>
    </style:style>
    <style:style style:name="P39" style:family="paragraph" style:parent-style-name="Table_20_Contents">
      <style:text-properties officeooo:rsid="00210c34" officeooo:paragraph-rsid="00210c34"/>
    </style:style>
    <style:style style:name="P40" style:family="paragraph" style:parent-style-name="Table_20_Contents">
      <style:text-properties officeooo:rsid="00248e27" officeooo:paragraph-rsid="00248e27"/>
    </style:style>
    <style:style style:name="P41" style:family="paragraph" style:parent-style-name="Table_20_Contents">
      <style:text-properties officeooo:rsid="0026202d" officeooo:paragraph-rsid="0026202d"/>
    </style:style>
    <style:style style:name="P42" style:family="paragraph" style:parent-style-name="Table_20_Contents">
      <style:text-properties officeooo:rsid="0027f02c" officeooo:paragraph-rsid="002977c5"/>
    </style:style>
    <style:style style:name="P43" style:family="paragraph" style:parent-style-name="Table_20_Contents">
      <style:text-properties officeooo:rsid="002977c5" officeooo:paragraph-rsid="002b1d49"/>
    </style:style>
    <style:style style:name="P44" style:family="paragraph" style:parent-style-name="Table_20_Contents">
      <style:text-properties officeooo:rsid="002b1d49" officeooo:paragraph-rsid="002b1d49"/>
    </style:style>
    <style:style style:name="P45" style:family="paragraph" style:parent-style-name="Table_20_Contents">
      <style:text-properties officeooo:rsid="0031014b" officeooo:paragraph-rsid="0031014b"/>
    </style:style>
    <style:style style:name="P46" style:family="paragraph" style:parent-style-name="Table_20_Contents">
      <style:text-properties officeooo:rsid="00340def" officeooo:paragraph-rsid="0035455b"/>
    </style:style>
    <style:style style:name="P47" style:family="paragraph" style:parent-style-name="Table_20_Contents">
      <style:text-properties officeooo:rsid="0035455b" officeooo:paragraph-rsid="0035dd21"/>
    </style:style>
    <style:style style:name="P48" style:family="paragraph" style:parent-style-name="Table_20_Contents">
      <style:text-properties officeooo:rsid="0035dd21" officeooo:paragraph-rsid="0035dd21"/>
    </style:style>
    <style:style style:name="P49" style:family="paragraph" style:parent-style-name="Table_20_Contents">
      <style:text-properties officeooo:rsid="003b1ec1" officeooo:paragraph-rsid="003f4fc5"/>
    </style:style>
    <style:style style:name="P50" style:family="paragraph" style:parent-style-name="Table_20_Contents">
      <style:text-properties officeooo:rsid="0042dff1" officeooo:paragraph-rsid="00457cea"/>
    </style:style>
    <style:style style:name="P51" style:family="paragraph" style:parent-style-name="Table_20_Contents">
      <style:text-properties officeooo:rsid="00457cea" officeooo:paragraph-rsid="00457cea"/>
    </style:style>
    <style:style style:name="P52" style:family="paragraph" style:parent-style-name="Table_20_Contents">
      <style:text-properties officeooo:rsid="004a8d84" officeooo:paragraph-rsid="004a8d84"/>
    </style:style>
    <style:style style:name="P53" style:family="paragraph" style:parent-style-name="Table_20_Contents">
      <style:text-properties officeooo:rsid="004c7fc6" officeooo:paragraph-rsid="004c7fc6"/>
    </style:style>
    <style:style style:name="P54" style:family="paragraph" style:parent-style-name="Table_20_Contents">
      <style:text-properties officeooo:rsid="004c7fc6" officeooo:paragraph-rsid="0051b751"/>
    </style:style>
    <style:style style:name="P55" style:family="paragraph" style:parent-style-name="Table_20_Contents">
      <style:text-properties officeooo:rsid="004fca0d" officeooo:paragraph-rsid="004fca0d"/>
    </style:style>
    <style:style style:name="P56" style:family="paragraph" style:parent-style-name="Table_20_Contents">
      <style:text-properties officeooo:rsid="0051b751" officeooo:paragraph-rsid="0051b751"/>
    </style:style>
    <style:style style:name="P57" style:family="paragraph" style:parent-style-name="Table_20_Contents">
      <style:text-properties officeooo:rsid="005308b4" officeooo:paragraph-rsid="005308b4"/>
    </style:style>
    <style:style style:name="P58" style:family="paragraph" style:parent-style-name="Table_20_Contents">
      <style:text-properties officeooo:rsid="0056d62b" officeooo:paragraph-rsid="0056d62b"/>
    </style:style>
    <style:style style:name="P59" style:family="paragraph" style:parent-style-name="Table_20_Contents">
      <style:text-properties officeooo:rsid="00572e57" officeooo:paragraph-rsid="00572e57"/>
    </style:style>
    <style:style style:name="P60" style:family="paragraph" style:parent-style-name="Table_20_Contents">
      <style:text-properties officeooo:rsid="00582ae9" officeooo:paragraph-rsid="00582ae9"/>
    </style:style>
    <style:style style:name="P61" style:family="paragraph" style:parent-style-name="Table_20_Contents">
      <style:text-properties officeooo:rsid="0058da50" officeooo:paragraph-rsid="0058da50"/>
    </style:style>
    <style:style style:name="P62" style:family="paragraph" style:parent-style-name="Table_20_Contents">
      <style:text-properties officeooo:rsid="005bb499" officeooo:paragraph-rsid="005bb499"/>
    </style:style>
    <style:style style:name="P63" style:family="paragraph" style:parent-style-name="Table_20_Contents">
      <style:text-properties officeooo:rsid="005e2593" officeooo:paragraph-rsid="005e2593"/>
    </style:style>
    <style:style style:name="P64" style:family="paragraph" style:parent-style-name="Table_20_Contents">
      <style:text-properties officeooo:rsid="005f9849" officeooo:paragraph-rsid="005f9849"/>
    </style:style>
    <style:style style:name="P65" style:family="paragraph" style:parent-style-name="Table_20_Contents">
      <style:text-properties officeooo:rsid="0060340b" officeooo:paragraph-rsid="0060340b"/>
    </style:style>
    <style:style style:name="P66" style:family="paragraph" style:parent-style-name="Table_20_Contents">
      <style:text-properties officeooo:rsid="0060fba8" officeooo:paragraph-rsid="0060fba8"/>
    </style:style>
    <style:style style:name="P67" style:family="paragraph" style:parent-style-name="Table_20_Contents">
      <style:text-properties officeooo:rsid="0061bbf0" officeooo:paragraph-rsid="0061bbf0"/>
    </style:style>
    <style:style style:name="P68" style:family="paragraph" style:parent-style-name="Table_20_Contents">
      <style:text-properties officeooo:rsid="00655528" officeooo:paragraph-rsid="00655528"/>
    </style:style>
    <style:style style:name="P69" style:family="paragraph" style:parent-style-name="Table_20_Contents">
      <style:text-properties officeooo:rsid="006754e1" officeooo:paragraph-rsid="006754e1"/>
    </style:style>
    <style:style style:name="P70" style:family="paragraph" style:parent-style-name="Table_20_Contents">
      <style:text-properties officeooo:rsid="0068f40b" officeooo:paragraph-rsid="0069ae36"/>
    </style:style>
    <style:style style:name="P71" style:family="paragraph" style:parent-style-name="Table_20_Contents">
      <style:text-properties officeooo:rsid="0069ae36" officeooo:paragraph-rsid="0069ae36"/>
    </style:style>
    <style:style style:name="P72" style:family="paragraph" style:parent-style-name="Standard">
      <style:text-properties officeooo:rsid="00069d39" officeooo:paragraph-rsid="00069d39"/>
    </style:style>
    <style:style style:name="P73" style:family="paragraph" style:parent-style-name="Standard">
      <style:text-properties officeooo:rsid="006afaaa" officeooo:paragraph-rsid="006afaaa"/>
    </style:style>
    <style:style style:name="P74" style:family="paragraph" style:parent-style-name="Standard">
      <style:text-properties officeooo:rsid="006f21e8" officeooo:paragraph-rsid="006f21e8"/>
    </style:style>
    <style:style style:name="P75" style:family="paragraph" style:parent-style-name="Standard">
      <style:text-properties officeooo:rsid="00708a96" officeooo:paragraph-rsid="00708a96"/>
    </style:style>
    <style:style style:name="P76" style:family="paragraph" style:parent-style-name="Standard">
      <style:text-properties officeooo:rsid="0071f67d" officeooo:paragraph-rsid="0071f67d"/>
    </style:style>
    <style:style style:name="P77" style:family="paragraph" style:parent-style-name="Standard">
      <style:text-properties officeooo:rsid="00724a47" officeooo:paragraph-rsid="00724a47"/>
    </style:style>
    <style:style style:name="P78" style:family="paragraph" style:parent-style-name="Standard">
      <style:text-properties officeooo:rsid="007338f7" officeooo:paragraph-rsid="007338f7"/>
    </style:style>
    <style:style style:name="P79" style:family="paragraph" style:parent-style-name="Standard">
      <style:text-properties officeooo:rsid="0074ee97" officeooo:paragraph-rsid="0074ee97"/>
    </style:style>
    <style:style style:name="P80" style:family="paragraph" style:parent-style-name="Standard">
      <style:text-properties officeooo:rsid="0076985b" officeooo:paragraph-rsid="0076985b"/>
    </style:style>
    <style:style style:name="P81" style:family="paragraph" style:parent-style-name="Standard">
      <style:text-properties officeooo:rsid="0076de7d" officeooo:paragraph-rsid="0076de7d"/>
    </style:style>
    <style:style style:name="T1" style:family="text">
      <style:text-properties officeooo:rsid="000854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39f1" style:font-weight-asian="bold" style:font-weight-complex="bold"/>
    </style:style>
    <style:style style:name="T4" style:family="text">
      <style:text-properties officeooo:rsid="000ff4cc"/>
    </style:style>
    <style:style style:name="T5" style:family="text">
      <style:text-properties officeooo:rsid="001a8d84"/>
    </style:style>
    <style:style style:name="T6" style:family="text">
      <style:text-properties officeooo:rsid="001c666a"/>
    </style:style>
    <style:style style:name="T7" style:family="text">
      <style:text-properties officeooo:rsid="001dada1"/>
    </style:style>
    <style:style style:name="T8" style:family="text">
      <style:text-properties officeooo:rsid="00210c34"/>
    </style:style>
    <style:style style:name="T9" style:family="text">
      <style:text-properties officeooo:rsid="00235925"/>
    </style:style>
    <style:style style:name="T10" style:family="text">
      <style:text-properties officeooo:rsid="002750d9"/>
    </style:style>
    <style:style style:name="T11" style:family="text">
      <style:text-properties officeooo:rsid="002c9987"/>
    </style:style>
    <style:style style:name="T12" style:family="text">
      <style:text-properties officeooo:rsid="0035455b"/>
    </style:style>
    <style:style style:name="T13" style:family="text">
      <style:text-properties officeooo:rsid="003c39f1"/>
    </style:style>
    <style:style style:name="T14" style:family="text">
      <style:text-properties officeooo:rsid="00431766"/>
    </style:style>
    <style:style style:name="T15" style:family="text">
      <style:text-properties officeooo:rsid="00473a0d"/>
    </style:style>
    <style:style style:name="T16" style:family="text">
      <style:text-properties officeooo:rsid="005d21fa"/>
    </style:style>
    <style:style style:name="T17" style:family="text">
      <style:text-properties officeooo:rsid="00667c72"/>
    </style:style>
    <style:style style:name="T18" style:family="text">
      <style:text-properties officeooo:rsid="006c9ff9"/>
    </style:style>
    <style:style style:name="T19" style:family="text">
      <style:text-properties officeooo:rsid="00743e47"/>
    </style:style>
    <style:style style:name="T20" style:family="text">
      <style:text-properties officeooo:rsid="0075f2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hecklist - </text:span>Funcionalidades</text:h>
      <text:p text:style-name="Heading">Escena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Escenario con fondo estático (una imágen, puede cambiar entre partidas)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Parte inferior del escenario cubierta de agua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El agua se mueve <text:span text:style-name="T2">(no requerido en el enunciado)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El escenario estará compuesto únicamente por vigas</text:p>
          </table:table-cell>
          <table:table-cell table:style-name="Table1.B2" office:value-type="string">
            <text:p text:style-name="P23"/>
          </table:table-cell>
        </table:table-row>
      </table:table>
      <text:p text:style-name="P2">Viga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Las vigas son indestructibles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>La altura de las vigas es de 0.80 mts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>El largo de las vigas es de 6.00 mts ó 3.00 mts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>Las vigas pueden inclinarse 180°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3">Gusano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Los gusanos pueden desplazarse a izquierda y derecha, sobre vigas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Si un gusano no está sobre un viga, caerá por acción de la gravedad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Un gusano puede caer una altura de 2.00 mts sin hacerse dañ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Pasados los 2 mts de caida, sufrirá 1 punto de daño por metro caíd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Los gusanos no se afectan fisicamente al superponerse, entre ellos son “fantasmas”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El gusano salta una distancia de 1.00 mts de largo y 0.50 mts de alto al presionar Enter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El gusano da una vuelta atrás saltando 0.20 mts de largo y 1.20 mts de alto al presionar Ret.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Un gusano no puede caminar por una viga con mas de 45° de inclinació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Un gusano que está en una viga con mas de 45° de inclinación, cae por acción de la gravedad, resbalando por la viga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5">Un gusano muere ahogado al caer al agua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4">Armas <text:span text:style-name="T4">con mir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La mira se puede direccionar con la felcha arriba (aumenta ángulo) y abajo (reduce ángulo)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6">Los ángulos posibles de la mira son -90° (gusano mira abajo) y 90° (gusano mira arriba)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7">Se puede apuntar a izquierda y derecha con las felchas izquierda y derecha respectivamente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8">El disparo se hace presionando la tecla Espacio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8">Algunas armas con mira permiten un ajuste en la potencia de disparo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8">El ajuste de la potencia se hace dejándo presionada la tecla Espacio. Al soltar la tecla espacio (o en el momento que la potencia es la máxima), el proyectil se dispara.</text:p>
          </table:table-cell>
          <table:table-cell table:style-name="Table4.B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P29">Un proyectil de potencia ajustable sale disparado con una velocidad proporcional a la potencia acumulada.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0">Algunas armas con mira explotan al hacer contacto con la superficie</text:p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5">Armas con cuenta regresiv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Algunas armas no explotan al contacto con superficie, sino que explotan luego de una cantidad de segundos de ser disparadas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8">La cuenta regresiva puede ser desde 1, 2, 3, 4 y 5 segundo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8">La cuenta regresiva se setea con el arma equipada, presionando alguna de las teclas ‘1’, ‘2’, ‘3’, ‘4’ o ‘5’, equivalente a la cantidad de segundo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8">La cantidad de segundos de cuenta regresiva por defecto es 5 segundos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6">Armas teledirigida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Algunas armas detonarán en el lugar del mapa donde el jugador haga click</text:p>
          </table:table-cell>
          <table:table-cell table:style-name="Table6.B1" office:value-type="string">
            <text:p text:style-name="Table_20_Contents"/>
          </table:table-cell>
        </table:table-row>
      </table:table>
      <text:p text:style-name="P7">Municion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2">Las armas tienen una cantidad de municiones (entre 0 e infinito)</text:p>
          </table:table-cell>
          <table:table-cell table:style-name="Table8.B1" office:value-type="string">
            <text:p text:style-name="Table_20_Contents"/>
          </table:table-cell>
        </table:table-row>
      </table:table>
      <text:p text:style-name="P6">Vient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1">Algunos proyectiles son afectados por la acción del viento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31">El viento tiene una dirección (izquierda y derecha)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3" office:value-type="string">
            <text:p text:style-name="P31">El viento tiene velocidad variante entre 0.20 mts/seg y 10.00 mts/seg</text:p>
          </table:table-cell>
          <table:table-cell table:style-name="Table7.B3" office:value-type="string">
            <text:p text:style-name="Table_20_Contents"/>
          </table:table-cell>
        </table:table-row>
      </table:table>
      <text:p text:style-name="P8">Daño <text:span text:style-name="T5">y explosione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3">Las armas generan un daño dentro de un radio de acción, con centro en el lugar donde el proyectil detona, llamado epicentro</text:p>
          </table:table-cell>
          <table:table-cell table:style-name="Table9.B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3">El daño es máximo en el epicentro y va reduciéndose a medida que se aleja. El daño es nulo fuera del radio de acc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4">El daño es inversamente proporcional a la distancia del epicentro de la explos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5">Todos los gusanos dentro del radio de acción de una explosión serán dañados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6">Cada arma tiene sus propios valores de daño en el epicentro y radio de acc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7">En una detonación, un gu<text:span text:style-name="T6">s</text:span>ano dentro del radio de acción <text:span text:style-name="T7">adquiere una velocidad inversamente proporcional a la distancia del epicentro de explosión, con dirección dada por el trazo entre su posición y el epicentro</text:span></text:p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16"/>
      <text:p text:style-name="P1"/>
      <text:p text:style-name="P1"/>
      <text:p text:style-name="P1"/>
      <text:p text:style-name="P1"/>
      <text:p text:style-name="P9"><text:soft-page-break/>Turnos y ronda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8">El juego es por turnos: un turno cada equipo en forma cíclica</text:p>
          </table:table-cell>
          <table:table-cell table:style-name="Table10.B1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8">El equipo puede jugar con un gusano por turno <text:span text:style-name="T8">(gusano activo)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9">Los gusanos activos de un equipo van cambiando en forma cíclica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9">El turno termina si <text:span text:style-name="T9">el gusano activo sufre algún daño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0">El turno termina si el gusano dispara o hace uso de una herramienta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0">El turno termina si pasan más de 60 segundos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1">Luego de disparar o hacer uso de herramienta, el jugador dispone de 3 segundos adicionales <text:span text:style-name="T10">para continuar moviendo al gusano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2">Para comenzar el siguiente turno, se debe esperar a que todos los proyectiles detonen, las explosiones finalicen, los gusanos queden quietos, y a los gusanos se le descuente la vida.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3">Si un equipo pierde, es salteado en la ronda de turnos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4">Un equipo que pierde puede continuar observando la partida <text:span text:style-name="T11">en modo pasivo</text:span></text:p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P10">Cámara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5">La cámara muestra una porción del escenario</text:p>
          </table:table-cell>
          <table:table-cell table:style-name="Table11.B1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5">El jugador puede mover la camara por el escenario utilizando el mous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5">La cámara tiene límites horizontales y verticales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6">La cámara siempre se enfocará en el gusano activo que se esté moviendo, <text:span text:style-name="T12">siguiendo sus movimientos</text:span>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7">Si la cámara se movió con el mouse fuera del gusano activo y éste se mueve (izquierda o derecha), la cámara volverá a centrarse en és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8">Cuando el gusano activo dispare un proyectil, la cámara deberá seguirlo hasta que impac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8">Tras la explosión del proyectil, la cámara debe seguir a alguno de los gusanos moviéndose afectados por la explosión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9">Tras la detención <text:span text:style-name="T2">(o ahogamiento) </text:span>del gusano afectado, <text:span text:style-name="T13">la cámara seguirá a otro gusano afectado moviéndose, así en forma contínua hasta que todos los gusanos se detengan </text:span><text:span text:style-name="T3">(o ya se hayan ahogado)</text:span>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11">Muerte de gusano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0">Cuando todos los gusanos se detengan <text:span text:style-name="T14">luego de un disparo, se actualizará la vida de los mismos</text:span></text:p>
          </table:table-cell>
          <table:table-cell table:style-name="Table12.B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51">Los gusanos que tengan vida igual a cero, tendrán una breve animación en la que se autodetonan y mueren, <text:span text:style-name="T15">dejando una tumba en esa posición</text:span>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52">Un equipo automáticamente pierde cuando mueren todos sus gusanos</text:p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2"><text:soft-page-break/>Animacione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3">Un gusano caminando muestra una animación</text:p>
          </table:table-cell>
          <table:table-cell table:style-name="Table13.B1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3">Un gusano saltando con Enter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3">Un gusano saltando con Retroces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3">Un gusano deslizándose en una viga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3">Un gusano en caída libr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3">Un gusano ahog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3">Un gusano muriend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4">Un gusano moviéndose tras una explosión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6">Un gusano teletrasport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5">Un proyectil movié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7">Una explosión muestra una animación</text:p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P13">Sonidos <text:span text:style-name="T16">y Música ambiente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8">Un disparo de proyectil reproduce un sonido</text:p>
          </table:table-cell>
          <table:table-cell table:style-name="Table14.B1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8">Una explosión de proyectil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8">Un salto de gusano con Enter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8">Un salgo de gusano con Retroces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9">Un proyectil voland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0">Un gusano que muere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1">Un objeto que cae a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2">Un gusano ahogándose en e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3">El juego reproduce constantemente una música de ambiente, con volúmen relativamente bajo</text:p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14">Interfaz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4">Cada jugador tendrá un color asociado</text:p>
          </table:table-cell>
          <table:table-cell table:style-name="Table15.B1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64">El nombre del gusano deberá mostrarse encima de la cabeza del mismo con la letra del mismo color del equipo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65">La vida del gusano deberá mostrarse encima de la cabeza del mismo, debajo del nombre, con la letra del mismo color del equipo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66">Se debe mostrar la cantidad de vida total de cada equipo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67">Al finalizar el escenario, se muestra una pantalla de victoria o derrota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P17"/>
      <text:p text:style-name="P1"/>
      <text:p text:style-name="P1"/>
      <text:p text:style-name="P1"/>
      <text:p text:style-name="P15"><text:soft-page-break/>Editor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68">El editor deberá permitir el fondo de pantalla</text:p>
          </table:table-cell>
          <table:table-cell table:style-name="Table16.B1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68">El editor permitirá colocar vigas y gusanos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68">El editor permitirá que armas, <text:span text:style-name="T17">herramientas</text:span> y municiones <text:span text:style-name="T17">de las mismas</text:span> se usarán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69">El editor permitirá determinar la vida inicial de los gusanos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0">El editor realizará chequeos de consistencia antes de dar como válido el escenario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1">Un escenario sin gusanos es un error de consistencia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1">Un escenario sin vigas es un error de consistencia</text:p>
          </table:table-cell>
          <table:table-cell table:style-name="Table16.B2" office:value-type="string">
            <text:p text:style-name="Table_20_Contents"/>
          </table:table-cell>
        </table:table-row>
      </table:table>
      <text:p text:style-name="P18"/>
      <text:p text:style-name="P1"/>
      <text:p text:style-name="P75">HACER UN DIAGRAMA DE VENTANAS PARA ENTENDER LA COMUNICACIÓN DE CLIENTE-SERVIDOR</text:p>
      <text:p text:style-name="P1"/>
      <text:p text:style-name="P73">Servidor ofrece sala de espera con partidas disponibles para jugar. <text:span text:style-name="T18">Esta parte diseñarla nosotros.</text:span></text:p>
      <text:p text:style-name="P73"/>
      <text:p text:style-name="P74">El editor edita un nivel y despues se sube al servidor y se pone en una carpeta que el servidor tenga acceso para tenerlo en su lista de escenarios. Los escenarios tienen que persistir en un archivo YML (sujerido) o XML (menos sujerido).</text:p>
      <text:p text:style-name="P74"/>
      <text:p text:style-name="P75">El servidr le informa a los clientes las salas</text:p>
      <text:p text:style-name="P1"/>
      <text:p text:style-name="P76">EMPEZAR INTEGRANDO E IR CRECIENDO</text:p>
      <text:p text:style-name="P76"/>
      <text:p text:style-name="P77">HACER DIAGRAMA DE QUÉ OBJETOS ESTAN COMPARTIDOS Y CUÁLES NO</text:p>
      <text:p text:style-name="P77"/>
      <text:p text:style-name="P77"/>
      <text:p text:style-name="P78">PARA SEMANA QUE VIENE:</text:p>
      <text:p text:style-name="P78">- LISTADO DE FEATURES MEJORADO (AGREGAR LOGICA CLIENTE-SERVIDOR, SALA DE ESPERA, ETC…</text:p>
      <text:p text:style-name="P78"/>
      <text:p text:style-name="P78">- DIAGRAMA DE PANTALLAS PARA ENTENDER PROTOCOLOS CLIENTE-SERVIDOR</text:p>
      <text:p text:style-name="P78"/>
      <text:p text:style-name="P78">- PRUEBAS DE CONCEPTO DE SDL Y BOX2D, LOGRAR QUE COMPILE. <text:span text:style-name="T19">SDL TIENE PRUEBA DE SONIDO.</text:span></text:p>
      <text:p text:style-name="P78"/>
      <text:p text:style-name="P78">- <text:span text:style-name="T20">PENSAR EN LOS THREADS QUE TENGAN LAS 3 APLICACIONES: CLIENTE SERVIDOR Y EDITOR</text:span></text:p>
      <text:p text:style-name="P78"/>
      <text:p text:style-name="P78"/>
      <text:p text:style-name="P78"/>
      <text:p text:style-name="P79">EL CLIENTE SE MUEVE Y LE AVISA AL SERVIDOR QUE SE MOVIO. EL SERVIDOR CONOCE LA POSICION DEL GUSANO Y EL SERVIDOR LE DEVUELVE LA NUEVA POSICION DONDE EL CLIENTE DEBE DIBUJAR AL GUSANO.</text:p>
      <text:p text:style-name="P79"/>
      <text:p text:style-name="P80">LOS MENSAJES ENTRE CLIENTE Y SERVIDOR PUEDEN SER .YML</text:p>
      <text:p text:style-name="P80"><text:soft-page-break/></text:p>
      <text:p text:style-name="P81">EL CLIENTE TIENE UNA COLA DE EVENTOS (EJ: MOVER) Y HAY UN HILO SACANDO COSAS DE ESA COLA ENVIANDOSELA AL SERV.</text:p>
      <text:p text:style-name="P8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Worms</text:p>
        <text:p text:style-name="MP1">Facultad de Ingeniería de la Universidad de Buenos Aires<text:tab/><text:tab/><text:tab/><text:tab/><text:tab/><text:tab/><text:page-number text:select-page="current">6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22:13:51.794427324</meta:creation-date>
    <dc:date>2018-05-08T21:54:38.357753573</dc:date>
    <meta:editing-duration>PT2H40M29S</meta:editing-duration>
    <meta:editing-cycles>92</meta:editing-cycles>
    <meta:generator>LibreOffice/5.4.6.2$Linux_X86_64 LibreOffice_project/40m0$Build-2</meta:generator>
    <meta:document-statistic meta:table-count="16" meta:image-count="0" meta:object-count="0" meta:page-count="6" meta:paragraph-count="127" meta:word-count="1452" meta:character-count="8458" meta:non-whitespace-character-count="7127"/>
  </office:meta>
</office:document-meta>
</file>